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paragraph-rsid="0011b1f0"/>
    </style:style>
    <style:style style:name="P3" style:family="paragraph" style:parent-style-name="Standard">
      <style:text-properties officeooo:paragraph-rsid="0012e190"/>
    </style:style>
    <style:style style:name="T1" style:family="text">
      <style:text-properties officeooo:rsid="0011b1f0"/>
    </style:style>
    <style:style style:name="T2" style:family="text">
      <style:text-properties officeooo:rsid="0012e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Puissance4++</text:p>
      <text:p text:style-name="Standard"/>
      <text:p text:style-name="Standard"/>
      <text:p text:style-name="Standard"><text:tab/>Description :</text:p>
      <text:p text:style-name="Standard"><text:span text:style-name="T1">Le but du jeu est d’a</text:span>ligner 4 pièces de la même couleur <text:span text:style-name="T1">soit horizontal</text:span><text:span text:style-name="T2">ement</text:span><text:span text:style-name="T1">, vertical</text:span><text:span text:style-name="T2">ement</text:span><text:span text:style-name="T1"> ou diagonal</text:span><text:span text:style-name="T2">ement</text:span>. <text:span text:style-name="T1">Le jeu se joue à deux, soit contre l’ordinateur, soit contre un joueur.</text:span></text:p>
      <text:p text:style-name="Standard"/>
      <text:p text:style-name="P2">Il existe des pièces spéciales : les pièces creuses, les bloquantes. </text:p>
      <text:p text:style-name="P2"><text:tab/><text:span text:style-name="T1">1 - </text:span>Les pièces creuses peuvent passer au-dessus des pièces pleines.</text:p>
      <text:p text:style-name="Standard"><text:tab/><text:span text:style-name="T1">2 - </text:span>Les pièces bloquantes empêche les pièces creuses de passer.</text:p>
      <text:p text:style-name="Standard"/>
      <text:p text:style-name="Standard"/>
      <text:p text:style-name="Standard">Fonctionnalités :</text:p>
      <text:p text:style-name="P3"><text:tab/>Jouer contre un joueur.</text:p>
      <text:p text:style-name="P3"><text:tab/>Jouer contre un ordinateur (aléatoire ou semi-aléatoire).</text:p>
      <text:p text:style-name="P3"><text:tab/>Interface Graphique (SDL).</text:p>
      <text:p text:style-name="P3"/>
      <text:p text:style-name="Standard"><text:tab/><text:span text:style-name="T1">Il existe deux modes de jeu :</text:span></text:p>
      <text:p text:style-name="Standard"><text:tab/><text:tab/><text:span text:style-name="T1">1- Le mode ‘Classique’ :</text:span></text:p>
      <text:p text:style-name="Standard"><text:tab/><text:tab/><text:tab/><text:span text:style-name="T1">Permet de jouer au puissance 4 avec les règles classique contre un joueur ou l’ordinateur.</text:span></text:p>
      <text:p text:style-name="Standard"><text:tab/><text:tab/><text:span text:style-name="T1">2- Le mode ‘</text:span><text:span text:style-name="T2">C</text:span><text:span text:style-name="T1">reux’ :</text:span></text:p>
      <text:p text:style-name="Standard"><text:tab/><text:tab/><text:tab/><text:span text:style-name="T1">Permet de jouer au puissance 4 avec des pièces spéciales en plus.</text:span></text:p>
      <text:p text:style-name="Standard"><text:tab/></text:p>
      <text:p text:style-name="Standard">Règles:</text:p>
      <text:p text:style-name="Standard"><text:tab/>Cas particuliers:</text:p>
      <text:p text:style-name="Standard"><text:tab/><text:tab/>Si une pièce creuse est en bas:</text:p>
      <text:p text:style-name="Standard"><text:tab/><text:tab/><text:tab/>Si une pièce creuse arrive : La case se remplit</text:p>
      <text:p text:style-name="Standard"><text:tab/><text:tab/><text:tab/><text:span text:style-name="T2">S</text:span>i une pièce pleine arrive : La case se remplit </text:p>
      <text:p text:style-name="Standard"><text:tab/><text:tab/><text:tab/>Si une pièce bloquante arrive : La pièce reste au dessus de la pièce creuse</text:p>
      <text:p text:style-name="Standard"><text:tab/><text:tab/>Si une pièce pleine est en bas:</text:p>
      <text:p text:style-name="Standard"><text:tab/><text:tab/><text:tab/>Si une pièce creuse arrive : La case se remplit</text:p>
      <text:p text:style-name="Standard"><text:tab/><text:tab/><text:tab/>Si une pièce pleine arrive : La pièce reste au dessus de la pièce pleine</text:p>
      <text:p text:style-name="Standard"><text:tab/><text:tab/><text:tab/>Si une pièce bloquante arrive : La pièce reste au dessus de la pièce pleine<text:tab/></text:p>
      <text:p text:style-name="Standard"><text:tab/><text:tab/>Si une pièce bloquante est en bas:</text:p>
      <text:p text:style-name="Standard"><text:tab/><text:tab/><text:tab/>Si une pièce creuse arrive : La pièce reste au dessus de la pièce bloquante<text:tab/></text:p>
      <text:p text:style-name="Standard"><text:tab/><text:tab/><text:tab/>Si une pièce pleine arrive : La pièce reste au dessus de la pièce bloquante</text:p>
      <text:p text:style-name="Standard"><text:tab/><text:tab/><text:tab/>Si une pièce bloquante arrive : La pièce reste au dessus de la pièce bloquante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6:08:00.903589177</meta:creation-date>
    <dc:date>2023-01-27T16:21:02.671319767</dc:date>
    <meta:editing-duration>PT2M21S</meta:editing-duration>
    <meta:editing-cycles>1</meta:editing-cycles>
    <meta:document-statistic meta:table-count="0" meta:image-count="0" meta:object-count="0" meta:page-count="1" meta:paragraph-count="30" meta:word-count="273" meta:character-count="1542" meta:non-whitespace-character-count="1241"/>
    <meta:generator>LibreOffice/6.4.7.2$Linux_X86_64 LibreOffice_project/40$Build-2</meta:generator>
  </office:meta>
</office:document-meta>
</file>